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44950" style:font-name="Helvetica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444950" style:font-name="Helvetica" fo:font-size="9.75pt" fo:letter-spacing="normal" fo:font-style="normal" fo:font-weight="normal" officeooo:rsid="000964ef" officeooo:paragraph-rsid="00096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/>
      <text:p text:style-name="P1">using namespace std;</text:p>
      <text:p text:style-name="P1"/>
      <text:p text:style-name="P1">int main()</text:p>
      <text:p text:style-name="P1">{</text:p>
      <text:p text:style-name="P1"><text:s text:c="4"/>long int Test_cases,x,y,i,j,sum;</text:p>
      <text:p text:style-name="P1"><text:s text:c="4"/>cout &lt;&lt; "Enter the test case number" &lt;&lt; endl;</text:p>
      <text:p text:style-name="P1"><text:s text:c="4"/>cin &gt;&gt; Test_cases;</text:p>
      <text:p text:style-name="P1"><text:s text:c="4"/>for (i = 0;i &lt; Test_cases; i++)</text:p>
      <text:p text:style-name="P1"><text:s text:c="4"/>{</text:p>
      <text:p text:style-name="P1"><text:s text:c="4"/>cout &lt;&lt; "Give the Inputs " &lt;&lt; endl;</text:p>
      <text:p text:style-name="P1"><text:s text:c="4"/>cin &gt;&gt; x;</text:p>
      <text:p text:style-name="P1"><text:s text:c="4"/>y = x;</text:p>
      <text:p text:style-name="P1"><text:s text:c="4"/>sum = 0;</text:p>
      <text:p text:style-name="P1"><text:s text:c="4"/>while( x!=0 ){</text:p>
      <text:p text:style-name="P1"><text:s text:c="4"/>j = x%10;</text:p>
      <text:p text:style-name="P1"><text:s text:c="4"/>sum = sum*10+j;</text:p>
      <text:p text:style-name="P1"><text:s text:c="4"/>x = x/10;</text:p>
      <text:p text:style-name="P1"><text:s text:c="4"/>}</text:p>
      <text:p text:style-name="P1"><text:s text:c="4"/>if (sum == y){</text:p>
      <text:p text:style-name="P1"><text:s text:c="4"/>cout &lt;&lt; "Case "&lt;&lt; i+1 &lt;&lt; ": Yes"&lt;&lt;endl;</text:p>
      <text:p text:style-name="P1"><text:s text:c="4"/>}</text:p>
      <text:p text:style-name="P1"><text:s text:c="4"/>else {</text:p>
      <text:p text:style-name="P1"><text:s text:c="4"/>cout &lt;&lt; "Case "&lt;&lt; i+1 &lt;&lt; ": No"&lt;&lt;endl;</text:p>
      <text:p text:style-name="P1"><text:s text:c="4"/>}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23:40:11.708009996</meta:creation-date>
    <dc:date>2019-04-26T23:53:11.568768732</dc:date>
    <meta:editing-duration>PT13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87" meta:character-count="468" meta:non-whitespace-character-count="323"/>
  </office:meta>
</office:document-meta>
</file>